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788dc" officeooo:paragraph-rsid="000788dc"/>
    </style:style>
    <style:style style:name="P2" style:family="paragraph" style:parent-style-name="Text_20_body">
      <style:text-properties officeooo:paragraph-rsid="000800b2"/>
    </style:style>
    <style:style style:name="P3" style:family="paragraph" style:parent-style-name="Text_20_body">
      <style:text-properties officeooo:rsid="000934c5" officeooo:paragraph-rsid="000934c5"/>
    </style:style>
    <style:style style:name="P4" style:family="paragraph" style:parent-style-name="Text_20_body">
      <style:text-properties officeooo:rsid="0009d322" officeooo:paragraph-rsid="0009d322"/>
    </style:style>
    <style:style style:name="P5" style:family="paragraph" style:parent-style-name="Text_20_body">
      <style:text-properties officeooo:rsid="000a37d1" officeooo:paragraph-rsid="000a37d1"/>
    </style:style>
    <style:style style:name="P6" style:family="paragraph" style:parent-style-name="Text_20_body">
      <style:text-properties officeooo:rsid="000d1151" officeooo:paragraph-rsid="000d1151"/>
    </style:style>
    <style:style style:name="P7" style:family="paragraph" style:parent-style-name="Text_20_body">
      <style:text-properties officeooo:rsid="000ef84a" officeooo:paragraph-rsid="000ef84a"/>
    </style:style>
    <style:style style:name="P8" style:family="paragraph" style:parent-style-name="Text_20_body">
      <style:text-properties officeooo:rsid="0010de0d" officeooo:paragraph-rsid="0010de0d"/>
    </style:style>
    <style:style style:name="P9" style:family="paragraph" style:parent-style-name="Text_20_body">
      <style:text-properties officeooo:rsid="0012d373" officeooo:paragraph-rsid="0012d373"/>
    </style:style>
    <style:style style:name="P10" style:family="paragraph" style:parent-style-name="Text_20_body">
      <style:text-properties officeooo:rsid="0012d373" officeooo:paragraph-rsid="0012d93c"/>
    </style:style>
    <style:style style:name="P11" style:family="paragraph" style:parent-style-name="Text_20_body">
      <style:text-properties officeooo:rsid="0012d93c" officeooo:paragraph-rsid="0012d93c"/>
    </style:style>
    <style:style style:name="P12" style:family="paragraph" style:parent-style-name="Text_20_body">
      <style:text-properties officeooo:rsid="0016fd1b" officeooo:paragraph-rsid="0016fd1b"/>
    </style:style>
    <style:style style:name="P13" style:family="paragraph" style:parent-style-name="Text_20_body">
      <style:text-properties officeooo:rsid="00175b9e" officeooo:paragraph-rsid="00175b9e"/>
    </style:style>
    <style:style style:name="P14" style:family="paragraph" style:parent-style-name="Text_20_body">
      <style:text-properties officeooo:rsid="00192174" officeooo:paragraph-rsid="00192174"/>
    </style:style>
    <style:style style:name="P15" style:family="paragraph" style:parent-style-name="Text_20_body">
      <style:text-properties officeooo:rsid="001ae6a5" officeooo:paragraph-rsid="001ae6a5"/>
    </style:style>
    <style:style style:name="P16" style:family="paragraph" style:parent-style-name="Text_20_body">
      <style:text-properties officeooo:rsid="001ec850" officeooo:paragraph-rsid="001ec850"/>
    </style:style>
    <style:style style:name="P17" style:family="paragraph" style:parent-style-name="Text_20_body">
      <style:text-properties officeooo:rsid="002187aa" officeooo:paragraph-rsid="002187aa"/>
    </style:style>
    <style:style style:name="P18" style:family="paragraph" style:parent-style-name="Text_20_body">
      <style:text-properties officeooo:rsid="002253d0" officeooo:paragraph-rsid="00243b17"/>
    </style:style>
    <style:style style:name="P19" style:family="paragraph" style:parent-style-name="Text_20_body">
      <style:text-properties officeooo:rsid="0024d6ae" officeooo:paragraph-rsid="0024d6ae"/>
    </style:style>
    <style:style style:name="P20" style:family="paragraph" style:parent-style-name="Heading_20_1">
      <style:paragraph-properties fo:break-before="page"/>
    </style:style>
    <style:style style:name="P21" style:family="paragraph" style:parent-style-name="Heading_20_3">
      <style:text-properties officeooo:paragraph-rsid="0012d373"/>
    </style:style>
    <style:style style:name="P22" style:family="paragraph" style:parent-style-name="Text_20_body" style:list-style-name="List_20_1">
      <style:text-properties officeooo:rsid="000a37d1" officeooo:paragraph-rsid="000a37d1"/>
    </style:style>
    <style:style style:name="P23" style:family="paragraph" style:parent-style-name="Text_20_body" style:list-style-name="List_20_1">
      <style:text-properties officeooo:rsid="000bb0c6" officeooo:paragraph-rsid="000bb0c6"/>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0800b2"/>
    </style:style>
    <style:style style:name="T2" style:family="text">
      <style:text-properties officeooo:rsid="000a37d1"/>
    </style:style>
    <style:style style:name="T3" style:family="text">
      <style:text-properties officeooo:rsid="000ce534"/>
    </style:style>
    <style:style style:name="T4" style:family="text">
      <style:text-properties officeooo:rsid="0012d373"/>
    </style:style>
    <style:style style:name="T5" style:family="text">
      <style:text-properties officeooo:rsid="0012d93c"/>
    </style:style>
    <style:style style:name="T6" style:family="text">
      <style:text-properties fo:font-style="normal" style:text-underline-style="solid" style:text-underline-width="auto" style:text-underline-color="font-color" fo:font-weight="normal" officeooo:rsid="0012d93c" style:font-style-asian="normal" style:font-weight-asian="normal" style:font-style-complex="normal" style:font-weight-complex="normal"/>
    </style:style>
    <style:style style:name="T7" style:family="text">
      <style:text-properties officeooo:rsid="00165579"/>
    </style:style>
    <style:style style:name="T8" style:family="text">
      <style:text-properties officeooo:rsid="00192174"/>
    </style:style>
    <style:style style:name="T9" style:family="text">
      <style:text-properties officeooo:rsid="001ae6a5"/>
    </style:style>
    <style:style style:name="T10" style:family="text">
      <style:text-properties officeooo:rsid="001bb4c4"/>
    </style:style>
    <style:style style:name="T11" style:family="text">
      <style:text-properties officeooo:rsid="00243b17"/>
    </style:style>
    <style:style style:name="T12" style:family="text">
      <style:text-properties officeooo:rsid="0024d6a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Éditeur de formes géométrique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Titre_5f_classe"/>
          </text:index-source-styles>
        </text:table-of-content-source>
        <text:index-body>
          <text:index-title text:style-name="Sect1" text:name="Table des matières1_Head">
            <text:p text:style-name="Contents_20_Heading">Table des matières</text:p>
          </text:index-title>
          <text:p text:style-name="P24"><text:a xlink:type="simple" xlink:href="#__RefHeading__357_85941927" text:style-name="Index_20_Link" text:visited-style-name="Index_20_Link">I.Spécifications supplémentaires<text:tab/>2</text:a></text:p>
          <text:p text:style-name="P24"><text:a xlink:type="simple" xlink:href="#__RefHeading__359_85941927" text:style-name="Index_20_Link" text:visited-style-name="Index_20_Link">II.Conception de l'application<text:tab/>2</text:a></text:p>
          <text:p text:style-name="P26"><text:a xlink:type="simple" xlink:href="#__RefHeading__562_85941927" text:style-name="Index_20_Link" text:visited-style-name="Index_20_Link">1.Considérations générales<text:tab/>2</text:a></text:p>
          <text:p text:style-name="P26"><text:a xlink:type="simple" xlink:href="#__RefHeading__564_85941927" text:style-name="Index_20_Link" text:visited-style-name="Index_20_Link">2.Conception détaillée<text:tab/>2</text:a></text:p>
          <text:p text:style-name="P25"><text:a xlink:type="simple" xlink:href="#__RefHeading__566_85941927" text:style-name="Index_20_Link" text:visited-style-name="Index_20_Link">A.Le package Controleur<text:tab/>2</text:a></text:p>
          <text:p text:style-name="P27"><text:a xlink:type="simple" xlink:href="#__RefHeading__568_85941927" text:style-name="Index_20_Link" text:visited-style-name="Index_20_Link">a.La Classe Controleur<text:tab/>2</text:a></text:p>
          <text:p text:style-name="P25"><text:a xlink:type="simple" xlink:href="#__RefHeading__570_85941927" text:style-name="Index_20_Link" text:visited-style-name="Index_20_Link">B.Le package Vue<text:tab/>3</text:a></text:p>
          <text:p text:style-name="P27"><text:a xlink:type="simple" xlink:href="#__RefHeading__572_85941927" text:style-name="Index_20_Link" text:visited-style-name="Index_20_Link">a.La Classe ConsoleUI<text:tab/>3</text:a></text:p>
          <text:p text:style-name="P27"><text:a xlink:type="simple" xlink:href="#__RefHeading__574_85941927" text:style-name="Index_20_Link" text:visited-style-name="Index_20_Link">b.La Classe FichierUI<text:tab/>3</text:a></text:p>
          <text:p text:style-name="P25"><text:a xlink:type="simple" xlink:href="#__RefHeading__210_1768903377" text:style-name="Index_20_Link" text:visited-style-name="Index_20_Link">C.Le package Commande<text:tab/>3</text:a></text:p>
          <text:p text:style-name="P27"><text:a xlink:type="simple" xlink:href="#__RefHeading__212_1768903377" text:style-name="Index_20_Link" text:visited-style-name="Index_20_Link">a.La classe Commande<text:tab/>3</text:a></text:p>
          <text:p text:style-name="P27"><text:a xlink:type="simple" xlink:href="#__RefHeading__214_1768903377" text:style-name="Index_20_Link" text:visited-style-name="Index_20_Link">b.La classe CmdAjouterElement<text:tab/>3</text:a></text:p>
          <text:p text:style-name="P27"><text:a xlink:type="simple" xlink:href="#__RefHeading__216_1768903377" text:style-name="Index_20_Link" text:visited-style-name="Index_20_Link">c.La classe CmdDeplacer<text:tab/>3</text:a></text:p>
          <text:p text:style-name="P27"><text:a xlink:type="simple" xlink:href="#__RefHeading__218_1768903377" text:style-name="Index_20_Link" text:visited-style-name="Index_20_Link">d.La classe CmdVider<text:tab/>3</text:a></text:p>
          <text:p text:style-name="P27"><text:a xlink:type="simple" xlink:href="#__RefHeading__220_1768903377" text:style-name="Index_20_Link" text:visited-style-name="Index_20_Link">e.La classe CmdSupprimer<text:tab/>3</text:a></text:p>
          <text:p text:style-name="P27"><text:a xlink:type="simple" xlink:href="#__RefHeading__222_1768903377" text:style-name="Index_20_Link" text:visited-style-name="Index_20_Link">f.La classe CmdGrouper<text:tab/>4</text:a></text:p>
          <text:p text:style-name="P27"><text:a xlink:type="simple" xlink:href="#__RefHeading__224_1768903377" text:style-name="Index_20_Link" text:visited-style-name="Index_20_Link">g.La classe CmdSequence<text:tab/>4</text:a></text:p>
          <text:p text:style-name="P25"><text:a xlink:type="simple" xlink:href="#__RefHeading__226_1768903377" text:style-name="Index_20_Link" text:visited-style-name="Index_20_Link">D.Le package Modele<text:tab/>4</text:a></text:p>
          <text:p text:style-name="P27"><text:a xlink:type="simple" xlink:href="#__RefHeading__228_1768903377" text:style-name="Index_20_Link" text:visited-style-name="Index_20_Link">a.La classe Modele<text:tab/>4</text:a></text:p>
          <text:p text:style-name="P27"><text:a xlink:type="simple" xlink:href="#__RefHeading__230_1768903377" text:style-name="Index_20_Link" text:visited-style-name="Index_20_Link">b.La classe ElementGeo<text:tab/>4</text:a></text:p>
          <text:p text:style-name="P27"><text:a xlink:type="simple" xlink:href="#__RefHeading__232_1768903377" text:style-name="Index_20_Link" text:visited-style-name="Index_20_Link">c.La classe Point<text:tab/>4</text:a></text:p>
          <text:p text:style-name="P27"><text:a xlink:type="simple" xlink:href="#__RefHeading__234_1768903377" text:style-name="Index_20_Link" text:visited-style-name="Index_20_Link">d.La classe Groupe<text:tab/>4</text:a></text:p>
          <text:p text:style-name="P27"><text:a xlink:type="simple" xlink:href="#__RefHeading__236_1768903377" text:style-name="Index_20_Link" text:visited-style-name="Index_20_Link">e.Les classes Cercle, PolyLigne, Ligne et Rectangle<text:tab/>4</text:a></text:p>
        </text:index-body>
      </text:table-of-content>
      <text:p text:style-name="Text_20_body"/>
      <text:list xml:id="list6435717321761435756" text:style-name="Numbering_20_1">
        <text:list-item>
          <text:p text:style-name="P20"><text:bookmark-start text:name="__RefHeading__357_85941927"/>Spécifications <text:span text:style-name="T2">supplémentaires</text:span><text:bookmark-end text:name="__RefHeading__357_85941927"/></text:p>
        </text:list-item>
      </text:list>
      <text:p text:style-name="P1">Notre application permet de dessiner <text:span text:style-name="T1">un dessin contenant aux choix les formes géométriques suivantes : cercle, rectangle, ligne, polyligne ainsi que des objets agrégés regroupant plusieurs éléments des 4 premières catégories.</text:span></text:p>
      <text:p text:style-name="P2"><text:span text:style-name="T1">Suite aux limites de codage des entiers, nous utilisons pour le stockage les entiers de type long int. Le dessin se limite donc aux coordonnées </text:span>-2 147 483 648 à 2 147 483 647, <text:span text:style-name="T1">que ce soit pour la création des objets ou le déplacement. La figure entière doit être comprise dans cet intervalle, d'où une précaution particulière apportée lors de la création des cercles. En cas de dépassement, le programme renvoie un message d'erreur.</text:span></text:p>
      <text:p text:style-name="P3">L'utilisateur peut aussi sauvegarder et charger un fichier. Le nom de fichier donné peut être un chemin absolu ou relatif. Lors du chargement, le programme crée les objets décrits dans le fichier sans supprimer ceux déjà présents dans le dessin. Pour cela, l'utilisateur doit ordonner une commande CLEAR avant le LOAD.</text:p>
      <text:p text:style-name="P4">Il est aussi possible d'annuler la dernière modification et de l'exécuter à nouveau après l'annulation. Ces fonctions ne portent que sur cette dernière commande.</text:p>
      <text:p text:style-name="Text_20_body"/>
      <text:list xml:id="list183509304928155" text:continue-numbering="true" text:style-name="Numbering_20_1">
        <text:list-item>
          <text:p text:style-name="Heading_20_1"><text:bookmark-start text:name="__RefHeading__359_85941927"/>Conception de l'application<text:bookmark-end text:name="__RefHeading__359_85941927"/></text:p>
          <text:list>
            <text:list-item>
              <text:p text:style-name="Heading_20_2"><text:bookmark-start text:name="__RefHeading__562_85941927"/>Considérations générales<text:bookmark-end text:name="__RefHeading__562_85941927"/></text:p>
            </text:list-item>
          </text:list>
        </text:list-item>
      </text:list>
      <text:p text:style-name="P5">L'organisation de notre application s'inspire du patron de conception Modèle-Vue-Controleur (MVC, cf UML complet en annexe). Nous utilisons deux hiérarchies d'héritage :</text:p>
      <text:list xml:id="list1651673802971650182" text:style-name="List_20_1">
        <text:list-item>
          <text:p text:style-name="P22">la première pour la gestion des commandes dans le package Commande. CmdVider, CmdDeplacer, CmdGrouper, CmdAjouterElement, CmdSupprimer et CmdSequence sont toutes potentiellement annulables, « réexécutables » et analysent selon leur besoin l'instruction dans leur méthode Initialisation(instruction) (cf algorithme de CmdAjouterElement).</text:p>
        </text:list-item>
        <text:list-item>
          <text:p text:style-name="P23">la seconde pour le type d'éléments <text:span text:style-name="T3">dans le package Modele</text:span> : Cercle, Ligne, PolyLigne, Rectangle et Point sont des Element Géométriques (ElementGeo), et chaque élément est une composition d'un ou plusieurs points.</text:p>
        </text:list-item>
      </text:list>
      <text:p text:style-name="P6">Le package Vue rassemble l'interfacage : la classe ConsoleUI est chargée de capter les commandes tapées par l'utilisateur et de lister le modèle lorsque demandé. La classe FichierUI permet l'interfacage avec les fichiers à travers les méthodes Sauvegarder_modele et Charger_modele.</text:p>
      <text:p text:style-name="P7">Le main, situé dans tpHeritage.cpp, crée une instance unique de la classe Controleur. Celle-ci est ensuite chargée de diriger l'ensemble du programme à travers l'attente de Attendre_instruction() de ConsoleUI et l'appel des bonnes méthodes.</text:p>
      <text:list xml:id="list183509616475179" text:continue-list="list183509304928155" text:style-name="Numbering_20_1">
        <text:list-item>
          <text:list>
            <text:list-item>
              <text:p text:style-name="Heading_20_2"><text:bookmark-start text:name="__RefHeading__564_85941927"/>Conception détaillée<text:bookmark-end text:name="__RefHeading__564_85941927"/></text:p>
              <text:list>
                <text:list-item>
                  <text:p text:style-name="P21"><text:bookmark-start text:name="__RefHeading__566_85941927"/>Le package <text:span text:style-name="T4">Controleur</text:span><text:bookmark-end text:name="__RefHeading__566_85941927"/></text:p>
                  <text:list>
                    <text:list-item>
                      <text:p text:style-name="Titre_5f_classe"><text:bookmark-start text:name="__RefHeading__568_85941927"/>La Classe Controleur<text:bookmark-end text:name="__RefHeading__568_85941927"/></text:p>
                    </text:list-item>
                  </text:list>
                </text:list-item>
              </text:list>
            </text:list-item>
          </text:list>
        </text:list-item>
      </text:list>
      <text:p text:style-name="P8">Elle instancie dans son constructeur les classes ConcoleUI, FichierUI, Modele. liste_cmd est une file permettant de stocker les commandes au fur et à mesure de leur exécution. Le curseur sur cette file est utilisé lors des appels UNDO/REDO.</text:p>
      <text:p text:style-name="P9"><text:soft-page-break/>Demarrer() permet de lancer l'attente sur l'entrée console.</text:p>
      <text:p text:style-name="P9">Executer_instruction et Traduire_instruction sont chargées d'interpréter les instruction de l'utilisateur.</text:p>
      <text:list xml:id="list183508453582442" text:continue-numbering="true" text:style-name="Numbering_20_1">
        <text:list-item>
          <text:list>
            <text:list-item>
              <text:list>
                <text:list-item>
                  <text:p text:style-name="Heading_20_3"><text:bookmark-start text:name="__RefHeading__570_85941927"/>Le package Vue<text:bookmark-end text:name="__RefHeading__570_85941927"/></text:p>
                  <text:list>
                    <text:list-item>
                      <text:p text:style-name="Titre_5f_classe"><text:bookmark-start text:name="__RefHeading__572_85941927"/>La Classe ConsoleUI<text:bookmark-end text:name="__RefHeading__572_85941927"/></text:p>
                    </text:list-item>
                  </text:list>
                </text:list-item>
              </text:list>
            </text:list-item>
          </text:list>
        </text:list-item>
      </text:list>
      <text:p text:style-name="P9">Elle possède un pointeur sur Controleur et un sur Modele pour appeler respectivement les méthodes Controleur ::Traduire_instruction dans Attendre_instruction et ElementGeo::Obtenir_descripteur dans Lister_modele.</text:p>
      <text:list xml:id="list183509599905996" text:continue-numbering="true" text:style-name="Numbering_20_1">
        <text:list-item>
          <text:list>
            <text:list-item>
              <text:list>
                <text:list-item>
                  <text:list>
                    <text:list-item>
                      <text:p text:style-name="Titre_5f_classe"><text:bookmark-start text:name="__RefHeading__574_85941927"/>La Classe FichierUI<text:bookmark-end text:name="__RefHeading__574_85941927"/></text:p>
                    </text:list-item>
                  </text:list>
                </text:list-item>
              </text:list>
            </text:list-item>
          </text:list>
        </text:list-item>
      </text:list>
      <text:p text:style-name="P10">Elle possède les mêmes pointeurs que ConsoleUI.</text:p>
      <text:p text:style-name="P10"><text:span text:style-name="T5">Sauvegarder_modele utilise aussi ElementGeo::Obtenir_descripteur (la bonne méthode selon l'élément) en parcourant la map située dans la classe Modèle. L'algorithme fait attention à la hiérarchie des groupes → </text:span><text:span text:style-name="T6">algorithme à inclure ici.</text:span></text:p>
      <text:p text:style-name="P11">Charger_modele extrait chaque ligne du fichier et appelle Traduire_instruction de Controleur si elle n'est pas un commentaire.</text:p>
      <text:list xml:id="list183508585368613" text:continue-numbering="true" text:style-name="Numbering_20_1">
        <text:list-item>
          <text:list>
            <text:list-item>
              <text:list>
                <text:list-item>
                  <text:p text:style-name="Heading_20_3"><text:bookmark-start text:name="__RefHeading__210_1768903377"/>Le package Commande<text:bookmark-end text:name="__RefHeading__210_1768903377"/></text:p>
                  <text:list>
                    <text:list-item>
                      <text:p text:style-name="Titre_5f_classe"><text:bookmark-start text:name="__RefHeading__212_1768903377"/>La classe Commande<text:bookmark-end text:name="__RefHeading__212_1768903377"/></text:p>
                    </text:list-item>
                  </text:list>
                </text:list-item>
              </text:list>
            </text:list-item>
          </text:list>
        </text:list-item>
      </text:list>
      <text:p text:style-name="Text_20_body">Cette <text:span text:style-name="T7">classe est abstraite et contient un pointeur vers la classe modèle Modele ainsi que des méthodes virtuelles faire(), defaire() et Initialisation(string instruction). Cette dernière permet d'analyser l'instruction en fonction de ce qui est désiré (ajouter, supprimer, déplacer...).</text:span></text:p>
      <text:list xml:id="list183508545970263" text:continue-numbering="true" text:style-name="Numbering_20_1">
        <text:list-item>
          <text:list>
            <text:list-item>
              <text:list>
                <text:list-item>
                  <text:list>
                    <text:list-item>
                      <text:p text:style-name="Titre_5f_classe"><text:bookmark-start text:name="__RefHeading__214_1768903377"/>La classe CmdAjouterElement<text:bookmark-end text:name="__RefHeading__214_1768903377"/></text:p>
                    </text:list-item>
                  </text:list>
                </text:list-item>
              </text:list>
            </text:list-item>
          </text:list>
        </text:list-item>
      </text:list>
      <text:p text:style-name="P12">Elle sert à appeler le bon constructeur d'élément en fonction de l'instruction passée en paramètre de Initialisation. L'objet crée garde un pointeur elt pour l'exécution de Faire et Defaire.</text:p>
      <text:list xml:id="list183508231150622" text:continue-numbering="true" text:style-name="Numbering_20_1">
        <text:list-item>
          <text:list>
            <text:list-item>
              <text:list>
                <text:list-item>
                  <text:list>
                    <text:list-item>
                      <text:p text:style-name="Titre_5f_classe"><text:bookmark-start text:name="__RefHeading__216_1768903377"/>La classe CmdDeplacer<text:bookmark-end text:name="__RefHeading__216_1768903377"/></text:p>
                    </text:list-item>
                  </text:list>
                </text:list-item>
              </text:list>
            </text:list-item>
          </text:list>
        </text:list-item>
      </text:list>
      <text:p text:style-name="P13">Dans les méthodes Faire() et Defaire(), on appele la méthode Deplacer de l'élément cerné par la méthode Initialisation.</text:p>
      <text:list xml:id="list183507963824845" text:continue-numbering="true" text:style-name="Numbering_20_1">
        <text:list-item>
          <text:list>
            <text:list-item>
              <text:list>
                <text:list-item>
                  <text:list>
                    <text:list-item>
                      <text:p text:style-name="Titre_5f_classe"><text:bookmark-start text:name="__RefHeading__218_1768903377"/>La classe CmdVider<text:bookmark-end text:name="__RefHeading__218_1768903377"/></text:p>
                    </text:list-item>
                  </text:list>
                </text:list-item>
              </text:list>
            </text:list-item>
          </text:list>
        </text:list-item>
      </text:list>
      <text:p text:style-name="P14">On appelle dans Faire() et Defaire() les méthodes Ajouter_element et Enlever_Element <text:span text:style-name="T9">de Modele </text:span>pour supprimer ou restaurer tous les éléments présents dans le modèle.</text:p>
      <text:list xml:id="list183508179629268" text:continue-numbering="true" text:style-name="Numbering_20_1">
        <text:list-item>
          <text:list>
            <text:list-item>
              <text:list>
                <text:list-item>
                  <text:list>
                    <text:list-item>
                      <text:p text:style-name="Titre_5f_classe"><text:bookmark-start text:name="__RefHeading__220_1768903377"/>La classe CmdSupprimer<text:bookmark-end text:name="__RefHeading__220_1768903377"/></text:p>
                    </text:list-item>
                  </text:list>
                </text:list-item>
              </text:list>
            </text:list-item>
          </text:list>
        </text:list-item>
      </text:list>
      <text:p text:style-name="P15">Le vector elt permet de stocker la liste des éléments à supprimer (Faire) ou restaurer (Defaire). Elle est établie par Initialisation et on appelle comme dans CmdVider ci-dessus les méthodes <text:s/><text:span text:style-name="T8">Ajouter_element et Enlever_Element </text:span>de Modele.</text:p>
      <text:list xml:id="list183508455888557" text:continue-numbering="true" text:style-name="Numbering_20_1">
        <text:list-item>
          <text:list>
            <text:list-item>
              <text:list>
                <text:list-item>
                  <text:list>
                    <text:list-item>
                      <text:p text:style-name="Titre_5f_classe"><text:bookmark-start text:name="__RefHeading__222_1768903377"/><text:soft-page-break/>La classe CmdGrouper<text:bookmark-end text:name="__RefHeading__222_1768903377"/></text:p>
                    </text:list-item>
                  </text:list>
                </text:list-item>
              </text:list>
            </text:list-item>
          </text:list>
        </text:list-item>
      </text:list>
      <text:p text:style-name="P15">Cette classe permet d'appeler le constructeur de groupe et de lui ajouter les éléments supposés faire partie du groupe. Le traitement reste le même avec l'analyse de l'instruction dans Initialisation(instruction) et l'exécution des ajouts/retraits dans Faire()/Defaire(). <text:span text:style-name="T10">Cette classe garde en attribut un pointeur sur le groupe qu'elle crée et dans un vector une liste des membres utile pour reconstituer le groupe lors d'un UNDO/REDO. </text:span></text:p>
      <text:list xml:id="list183509675262648" text:continue-numbering="true" text:style-name="Numbering_20_1">
        <text:list-item>
          <text:list>
            <text:list-item>
              <text:list>
                <text:list-item>
                  <text:list>
                    <text:list-item>
                      <text:p text:style-name="Titre_5f_classe"><text:bookmark-start text:name="__RefHeading__224_1768903377"/>La classe CmdSequence<text:bookmark-end text:name="__RefHeading__224_1768903377"/></text:p>
                    </text:list-item>
                  </text:list>
                </text:list-item>
              </text:list>
            </text:list-item>
          </text:list>
        </text:list-item>
      </text:list>
      <text:p text:style-name="P16">Chaque instance garde une file de commandes qui est exécutée lors des appels de Faire() et Defaire(). Cette classe est utilisée lors d'un chargement LOAD.</text:p>
      <text:list xml:id="list183507939762163" text:continue-numbering="true" text:style-name="Numbering_20_1">
        <text:list-item>
          <text:list>
            <text:list-item>
              <text:list>
                <text:list-item>
                  <text:p text:style-name="Heading_20_3"><text:bookmark-start text:name="__RefHeading__226_1768903377"/>Le package Modele<text:bookmark-end text:name="__RefHeading__226_1768903377"/></text:p>
                  <text:list>
                    <text:list-item>
                      <text:p text:style-name="Titre_5f_classe"><text:bookmark-start text:name="__RefHeading__228_1768903377"/>La classe Modele<text:bookmark-end text:name="__RefHeading__228_1768903377"/></text:p>
                    </text:list-item>
                  </text:list>
                </text:list-item>
              </text:list>
            </text:list-item>
          </text:list>
        </text:list-item>
      </text:list>
      <text:p text:style-name="P17">Elle permet de stocker les éléments géométriques qui appartiennent au dessin courant. Elle stocke ceux-ci dans une map &lt;nom , pointeur sur element&gt; qui permet de retrouver rapidement un élément grâce à Element_par_nom et de garder la liste triée par ordre alphabétique lors d'un appel LIST (méthode Lister_modele de ConsoleUI). Cet arbre est construit grâce aux méthodes Ajouter_element(ElementGeo*) et Enlever_element(ElementGeo*).</text:p>
      <text:list xml:id="list183508074905712" text:continue-numbering="true" text:style-name="Numbering_20_1">
        <text:list-item>
          <text:list>
            <text:list-item>
              <text:list>
                <text:list-item>
                  <text:list>
                    <text:list-item>
                      <text:p text:style-name="Titre_5f_classe"><text:bookmark-start text:name="__RefHeading__230_1768903377"/>La classe ElementGeo<text:bookmark-end text:name="__RefHeading__230_1768903377"/></text:p>
                    </text:list-item>
                  </text:list>
                </text:list-item>
              </text:list>
            </text:list-item>
          </text:list>
        </text:list-item>
      </text:list>
      <text:p text:style-name="P18">Cette classe abstraite contient le nom de l'élement. <text:span text:style-name="T12">Le</text:span> vector groupes <text:span text:style-name="T12">contient ceux </text:span>auquel <text:span text:style-name="T12">l'élément</text:span> appartient, <text:span text:style-name="T12">il est construit par Ajouter_au_groupe et Enlever_du_groupe.</text:span></text:p>
      <text:p text:style-name="P18">L'attribut dépendance modélise le niveau de l'élément dans la hiérarchie de groupe : les éléments « unitaires » (Cercle, PolyLigne, Ligne, Rectangle) gardent cette variable à 0. En revanche, celle-ci est incrémentée pour le groupe <text:span text:style-name="T11">en fonction de</text:span> l'élément de plus haute dépendance qu'il contient. Par exemple, un groupe1 contenant un cercle et un rectangle a une dépendance de 1. Si un autre groupe se crée et contient groupe1 qui a la dépendance maximale, sa dépendance sera à 2 et ainsi de suite. Cette variable est utile dans la sauvegarde pour reconstruire le modèle dans l'ordre lors du chargement.</text:p>
      <text:p text:style-name="P19">La méthode Deplacer s'adapte en fonction de l'élément en question, en particulier pour le cercle. Lorsque l'on déplace un groupe, on ne déplace qu'une seule fois les éléments. Ceci est possible grâce à la variable prochain_id_deplacement qui est mise à 1 dans Deplacer de Groupe.</text:p>
      <text:list xml:id="list183509612740332" text:continue-numbering="true" text:style-name="Numbering_20_1">
        <text:list-item>
          <text:list>
            <text:list-item>
              <text:list>
                <text:list-item>
                  <text:list>
                    <text:list-item>
                      <text:p text:style-name="Titre_5f_classe"><text:bookmark-start text:name="__RefHeading__232_1768903377"/>La classe Point<text:bookmark-end text:name="__RefHeading__232_1768903377"/></text:p>
                    </text:list-item>
                    <text:list-item>
                      <text:p text:style-name="Titre_5f_classe"><text:bookmark-start text:name="__RefHeading__234_1768903377"/>La classe Groupe<text:bookmark-end text:name="__RefHeading__234_1768903377"/></text:p>
                    </text:list-item>
                    <text:list-item>
                      <text:p text:style-name="Titre_5f_classe"><text:bookmark-start text:name="__RefHeading__236_1768903377"/>Les classes Cercle, PolyLigne, Ligne et Rectangle<text:bookmark-end text:name="__RefHeading__236_1768903377"/></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re_5f_classe" style:display-name="Titre_classe" style:family="paragraph" style:parent-style-name="Heading_20_3" style:next-style-name="Text_20_body"/>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3:47:24.112569645</meta:creation-date>
    <dc:date>2014-01-26T18:34:48.379563777</dc:date>
    <meta:editing-duration>PT3H21M49S</meta:editing-duration>
    <meta:editing-cycles>25</meta:editing-cycles>
    <meta:generator>LibreOffice/4.1.4.2$Linux_X86_64 LibreOffice_project/410m0$Build-2</meta:generator>
    <meta:document-statistic meta:table-count="0" meta:image-count="0" meta:object-count="0" meta:page-count="4" meta:paragraph-count="75" meta:word-count="1137" meta:character-count="7650" meta:non-whitespace-character-count="6611"/>
  </office:meta>
</office:document-meta>
</file>